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736E3F9D8CEE861E9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e7e6e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7e6e6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21.336cm" svg:height="15.386cm" svg:x="3.502cm" svg:y="0.154cm">
          <draw:image xlink:href="Pictures/1000020100000A0000000736E3F9D8CEE861E9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7:29:31.354992593</meta:creation-date>
    <dc:date>2021-07-21T17:30:06.545225413</dc:date>
    <meta:editing-duration>PT35S</meta:editing-duration>
    <meta:editing-cycles>1</meta:editing-cycles>
    <meta:document-statistic meta:object-count="24"/>
    <meta:generator>LibreOffice/6.4.7.2$Linux_X86_64 LibreOffice_project/40$Build-2</meta:generator>
  </office:meta>
</office:document-meta>
</file>